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 СФО ТБ-3 j,01)</text:p>
          </table:table-cell>
          <table:table-cell table:number-columns-repeated="5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 table:number-rows-repeated="2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table:style-name="ce41"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table:style-name="ce41"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table:style-name="ce41"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1.202</text:p>
          </table:table-cell>
          <table:table-cell table:number-columns-repeated="2"/>
          <table:table-cell office:value-type="string" calcext:value-type="string">
            <text:p>56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 table:number-rows-repeated="10482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.00.0000</text:date>, <text:time style:data-style-name="N2" text:time-value="22:01:41.02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07T22:13:54.832000000</dc:date>
    <meta:editing-duration>P6DT6H8M4S</meta:editing-duration>
    <meta:editing-cycles>2449</meta:editing-cycles>
    <meta:document-statistic meta:table-count="6" meta:cell-count="13570" meta:object-count="0"/>
  </office:meta>
</office:document-meta>
</file>